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TimesNewRomanPS" svg:font-family="TimesNewRomanPS" style:font-family-generic="system"/>
    <style:font-face style:name="apple-system, system-ui, 'Segoe" svg:font-family="apple-system, system-ui, 'Sego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SourceText" style:family="text">
      <style:text-properties style:font-name="TimesNewRomanPS" fo:font-weight="bold" style:font-weight-asian="bold" fo:color="#000000" fo:font-size="14pt" style:font-size-asian="14pt"/>
    </style:style>
    <style:style style:name="P3" style:parent-style-name="Textbody" style:family="paragraph">
      <style:text-properties style:font-name="apple-system, system-ui, 'Segoe" fo:color="#000000" fo:font-size="6.5pt" style:font-size-asian="6.5pt"/>
    </style:style>
    <style:style style:name="P4" style:parent-style-name="Textbody" style:family="paragraph">
      <style:paragraph-properties fo:margin-bottom="0.1076in"/>
      <style:text-properties style:font-name="apple-system, system-ui, 'Segoe" fo:color="#000000" fo:font-size="6.5pt" style:font-size-asian="6.5pt"/>
    </style:style>
    <style:style style:name="P5" style:parent-style-name="Textbody" style:family="paragraph">
      <style:paragraph-properties fo:margin-bottom="0.1076in"/>
      <style:text-properties style:font-name="apple-system, system-ui, 'Segoe" fo:color="#000000" fo:font-size="6.5pt" style:font-size-asian="6.5pt"/>
    </style:style>
    <style:style style:name="P6" style:parent-style-name="Textbody" style:family="paragraph">
      <style:paragraph-properties fo:margin-bottom="0.1076in"/>
      <style:text-properties style:font-name="apple-system, system-ui, 'Segoe" fo:color="#000000" fo:font-size="6.5pt" style:font-size-asian="6.5pt"/>
    </style:style>
    <style:style style:name="P7" style:parent-style-name="Textbody" style:family="paragraph">
      <style:paragraph-properties fo:margin-bottom="0.1076in"/>
    </style:style>
    <style:style style:name="T8" style:parent-style-name="Основнойшрифтабзаца" style:family="text">
      <style:text-properties style:font-name="apple-system, system-ui, 'Segoe" fo:color="#000000" fo:font-size="6.5pt" style:font-size-asian="6.5pt"/>
    </style:style>
    <style:style style:name="T9" style:parent-style-name="Основнойшрифтабзаца" style:family="text">
      <style:text-properties style:font-name="apple-system, system-ui, 'Segoe" fo:color="#000000" fo:font-size="6.5pt" style:font-size-asian="6.5pt"/>
    </style:style>
    <style:style style:name="P10" style:parent-style-name="Textbody" style:family="paragraph">
      <style:paragraph-properties fo:margin-bottom="0.1076in"/>
    </style:style>
    <style:style style:name="T11" style:parent-style-name="Основнойшрифтабзаца" style:family="text">
      <style:text-properties style:font-name="apple-system, system-ui, 'Segoe" fo:color="#000000" fo:font-size="6.5pt" style:font-size-asian="6.5pt"/>
    </style:style>
    <style:style style:name="T12" style:parent-style-name="Основнойшрифтабзаца" style:family="text">
      <style:text-properties style:font-name="apple-system, system-ui, 'Segoe" fo:color="#000000" fo:font-size="6.5pt" style:font-size-asian="6.5pt"/>
    </style:style>
    <style:style style:name="T13" style:parent-style-name="Основнойшрифтабзаца" style:family="text">
      <style:text-properties style:font-name="apple-system, system-ui, 'Segoe" fo:color="#000000" fo:font-size="6.5pt" style:font-size-asian="6.5pt"/>
    </style:style>
    <style:style style:name="P14" style:parent-style-name="Textbody" style:family="paragraph">
      <style:paragraph-properties fo:margin-bottom="0.1076in"/>
      <style:text-properties style:font-name="apple-system, system-ui, 'Segoe" fo:color="#000000" fo:font-size="6.5pt" style:font-size-asian="6.5pt"/>
    </style:style>
    <style:style style:name="P15" style:parent-style-name="Textbody" style:family="paragraph">
      <style:paragraph-properties fo:margin-bottom="0.1076in"/>
      <style:text-properties style:font-name="apple-system, system-ui, 'Segoe" fo:color="#000000" fo:font-size="6.5pt" style:font-size-asian="6.5pt"/>
    </style:style>
    <style:style style:name="P16" style:parent-style-name="Textbody" style:family="paragraph">
      <style:text-properties fo:language="en" fo:country="US"/>
    </style:style>
  </office:automatic-styles>
  <office:body>
    <office:text text:use-soft-page-breaks="true">
      <text:p text:style-name="P1"><text:span text:style-name="T2">ТЕХНИЧЕСКОЕ ЗАДАНИЕ</text:span></text:p>
      <text:p text:style-name="P3">Создание платформы для блогов с использованием Django и Django Rest Framework</text:p>
      <text:p text:style-name="P4">Платформа для блогов должна иметь следующие функции:</text:p>
      <text:p text:style-name="P5">Регистрация и аутентификация<text:s/>пользователей: Пользователи должны иметь возможность регистрироваться, входить в систему и выходить из нее. Используйте JWT для аутентификации.</text:p>
      <text:p text:style-name="P6">Профили пользователей: У каждого пользователя должен быть профиль, который отображает его данные и все написанные им сообщения в блоге.<text:s/></text:p>
      <text:p text:style-name="P7"><text:span text:style-name="T8">Сообщения в блоге: Пользователи должны иметь возможность создавать, читать, обновлять и удалять сообщения в блоге. Каждое сообщение должно иметь заголовок, текст, дату создания и автора.</text:span><text:span text:style-name="T9"><text:s/></text:span></text:p>
      <text:p text:style-name="P10"><text:span text:style-name="T11">Комментарии: Пользователи должны иметь возмож</text:span><text:span text:style-name="T12">ность комментировать сообщения в блоге. Каждый комментарий должен быть связан с пользователем и сообщением в блоге.</text:span><text:span text:style-name="T13"><text:s/></text:span></text:p>
      <text:p text:style-name="P14">Лайки: Пользователи должны иметь возможность ставить "лайки" сообщениям в блоге. Отслеживайте, какие пользователи "лайкнули" какие сообщения.</text:p>
      <text:p text:style-name="P15">Подписчики: Пользователи должны иметь возможность подписываться на других пользователей. В профиле пользователя должно отображаться, на кого он подписан и кто на него подписан.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TimesNewRomanPS" svg:font-family="TimesNewRomanPS" style:font-family-generic="system"/>
    <style:font-face style:name="apple-system, system-ui, 'Segoe" svg:font-family="apple-system, system-ui, 'Sego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Жаладдинов Наркес Шаймуратович</meta:initial-creator>
    <dc:creator>Жаладдинов Наркес Шаймуратович</dc:creator>
    <meta:creation-date>2024-05-16T17:33:00Z</meta:creation-date>
    <dc:date>2024-05-16T17:33:00Z</dc:date>
    <meta:template xlink:href="Normal" xlink:type="simple"/>
    <meta:editing-cycles>2</meta:editing-cycles>
    <meta:editing-duration>PT0S</meta:editing-duration>
    <meta:document-statistic meta:page-count="1" meta:paragraph-count="2" meta:word-count="168" meta:character-count="1129" meta:row-count="8" meta:non-whitespace-character-count="963"/>
  </office:meta>
</office:document-meta>
</file>